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be6" officeooo:paragraph-rsid="001dbbe6"/>
    </style:style>
    <style:style style:name="T1" style:family="text">
      <style:text-properties officeooo:rsid="001e6d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">REVIEW</text:p>
      <text:p text:style-name="P1"/>
      <text:p text:style-name="P1">OOP challenge – very good. Struggle with a proper handling of access modifiers. <text:span text:style-name="T1">Suggest with a composite class for addition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9:18:26.178000000</meta:creation-date>
    <meta:generator>LibreOffice/6.1.3.2$Windows_X86_64 LibreOffice_project/86daf60bf00efa86ad547e59e09d6bb77c699acb</meta:generator>
    <dc:date>2019-02-07T19:19:43.540000000</dc:date>
    <meta:editing-duration>PT1M17S</meta:editing-duration>
    <meta:editing-cycles>2</meta:editing-cycles>
    <meta:document-statistic meta:table-count="0" meta:image-count="0" meta:object-count="0" meta:page-count="1" meta:paragraph-count="2" meta:word-count="20" meta:character-count="131" meta:non-whitespace-character-count="112"/>
  </office:meta>
</office:document-meta>
</file>